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17">
      <style:paragraph-properties fo:text-align="justify" style:justify-single-word="false">
        <style:tab-stops>
          <style:tab-stop style:position="15.875cm" style:type="right"/>
        </style:tab-stops>
      </style:paragraph-properties>
      <style:text-properties officeooo:paragraph-rsid="0016a426"/>
    </style:style>
    <style:style style:name="P2" style:family="paragraph" style:parent-style-name="Standard">
      <style:paragraph-properties fo:text-align="justify" style:justify-single-word="false">
        <style:tab-stops>
          <style:tab-stop style:position="15.875cm" style:type="right"/>
        </style:tab-stops>
      </style:paragraph-properties>
      <style:text-properties fo:language="pl" fo:country="PL" officeooo:paragraph-rsid="0016a426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paragraph-rsid="0016a426"/>
    </style:style>
    <style:style style:name="P4" style:family="paragraph" style:parent-style-name="Standard">
      <style:text-properties fo:language="pl" fo:country="PL" officeooo:paragraph-rsid="0016a426"/>
    </style:style>
    <style:style style:name="P5" style:family="paragraph" style:parent-style-name="Standard">
      <style:paragraph-properties fo:text-align="justify" style:justify-single-word="false">
        <style:tab-stops>
          <style:tab-stop style:position="15.875cm" style:type="right"/>
        </style:tab-stops>
      </style:paragraph-properties>
      <style:text-properties fo:font-size="8pt" fo:language="pl" fo:country="PL" officeooo:paragraph-rsid="0016a426" style:font-size-asian="8pt"/>
    </style:style>
    <style:style style:name="P6" style:family="paragraph" style:parent-style-name="Heading_20_1">
      <style:paragraph-properties fo:break-before="page"/>
      <style:text-properties officeooo:paragraph-rsid="0016a426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pl" fo:country="P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st 4.10</text:h>
      <text:p text:style-name="P3">Test poniższy należy do zestawu testów z modułu 4 „Arkusze kalkulacyjne”. Egzamin polega na stworzeniu raportu przeprowadzonych egzaminów. Zdający będzie proszony o opracowanie wyników za kilka ubiegłych lat. Należy przy tym wykorzystać różne operacje formatowania oraz przeprowadzić konieczne obliczenia przed zaprezentowaniem raportu Zarządowi.</text:p>
      <text:p text:style-name="P4"/>
      <text:list xml:id="list791168902" text:style-name="WW8Num17">
        <text:list-item>
          <text:p text:style-name="P1"><text:span text:style-name="T1">Uruchomić arkusz kalkulacyjny oraz otworzyć plik </text:span><text:span text:style-name="T2">mod4.xls</text:span><text:span text:style-name="T1"> znajdujący się na dysku wskazanym przez egzaminatora. <text:tab/></text:span><text:span text:style-name="T3">[1 pkt]</text:span></text:p>
        </text:list-item>
      </text:list>
      <text:p text:style-name="P5"/>
      <text:list xml:id="list1282959644" text:continue-numbering="true" text:style-name="WW8Num17">
        <text:list-item>
          <text:p text:style-name="P1"><text:span text:style-name="T1">Zapisać ten plik pod nazwą </text:span><text:span text:style-name="T2">ecdl.xls</text:span><text:span text:style-name="T1"> na dysku wskazanym przez egzaminatora. </text:span><text:span text:style-name="T3">[1 pkt]</text:span></text:p>
        </text:list-item>
      </text:list>
      <text:p text:style-name="P2"/>
      <text:list xml:id="list1011887352" text:continue-numbering="true" text:style-name="WW8Num17">
        <text:list-item>
          <text:p text:style-name="P1"><text:span text:style-name="T1">Scalić i wyśrodkować w zakresie </text:span><text:span text:style-name="T2">komórek A1 : H1</text:span><text:span text:style-name="T1"> w arkuszu </text:span><text:span text:style-name="T2">egzamin</text:span><text:span text:style-name="T1"> tekst znajdujący się w </text:span><text:span text:style-name="T2">komórce A1</text:span><text:span text:style-name="T1">. <text:tab/></text:span><text:span text:style-name="T3">[1 pkt]</text:span></text:p>
        </text:list-item>
      </text:list>
      <text:p text:style-name="P5"/>
      <text:list xml:id="list840223990" text:continue-numbering="true" text:style-name="WW8Num17">
        <text:list-item>
          <text:p text:style-name="P1"><text:span text:style-name="T1">Dopasować szerokość </text:span><text:span text:style-name="T2">kolumny A</text:span><text:span text:style-name="T1"> tak, aby wszystkie dane znajdujące się w niej były całkowicie widoczne. <text:tab/></text:span><text:span text:style-name="T3">[1 pkt]</text:span><text:span text:style-name="T1"> </text:span></text:p>
        </text:list-item>
      </text:list>
      <text:p text:style-name="P5"/>
      <text:list xml:id="list424309410" text:continue-numbering="true" text:style-name="WW8Num17">
        <text:list-item>
          <text:p text:style-name="P1"><text:span text:style-name="T1">Wyśrodkować wartości w bloku </text:span><text:span text:style-name="T2">komórek B2 : H2</text:span><text:span text:style-name="T1">. <text:tab/></text:span><text:span text:style-name="T3">[1 pkt]</text:span><text:span text:style-name="T1"> </text:span></text:p>
        </text:list-item>
      </text:list>
      <text:p text:style-name="P5"/>
      <text:list xml:id="list400552558" text:continue-numbering="true" text:style-name="WW8Num17">
        <text:list-item>
          <text:p text:style-name="P1"><text:span text:style-name="T1">Wstawić wartość </text:span><text:span text:style-name="T2">260</text:span><text:span text:style-name="T1"> do </text:span><text:span text:style-name="T2">komórki B8</text:span><text:span text:style-name="T1">. <text:tab/></text:span><text:span text:style-name="T3">[1 pkt]</text:span></text:p>
        </text:list-item>
      </text:list>
      <text:p text:style-name="P5"/>
      <text:list xml:id="list1857517372" text:continue-numbering="true" text:style-name="WW8Num17">
        <text:list-item>
          <text:p text:style-name="P1"><text:span text:style-name="T1">Zmienić zawartość </text:span><text:span text:style-name="T2">komórki F6</text:span><text:span text:style-name="T1"> z </text:span><text:span text:style-name="T2">3500 </text:span><text:span text:style-name="T1">na</text:span><text:span text:style-name="T2"> 3700</text:span><text:span text:style-name="T1">. <text:tab/></text:span><text:span text:style-name="T3">[1 pkt]</text:span></text:p>
        </text:list-item>
      </text:list>
      <text:p text:style-name="P5"/>
      <text:list xml:id="list2164529687" text:continue-numbering="true" text:style-name="WW8Num17">
        <text:list-item>
          <text:p text:style-name="P1"><text:span text:style-name="T1">Zdefiniować w </text:span><text:span text:style-name="T2">komórce B10</text:span><text:span text:style-name="T1"> formułę sumującą wartości z bloku </text:span><text:span text:style-name="T2">komórek</text:span><text:span text:style-name="T1"> </text:span><text:span text:style-name="T2">B3 : B9</text:span><text:span text:style-name="T1">.<text:tab/></text:span><text:span text:style-name="T3">[1 pkt]</text:span></text:p>
        </text:list-item>
      </text:list>
      <text:p text:style-name="P5"/>
      <text:list xml:id="list996366347" text:continue-numbering="true" text:style-name="WW8Num17">
        <text:list-item>
          <text:p text:style-name="P1"><text:span text:style-name="T1">Przekopiować formułę z </text:span><text:span text:style-name="T2">komórki B10 </text:span><text:span text:style-name="T1">do bloku </text:span><text:span text:style-name="T2">komórek C10 : G10</text:span><text:span text:style-name="T1">. <text:tab/></text:span><text:span text:style-name="T3">[1 pkt]</text:span><text:span text:style-name="T1"> </text:span></text:p>
        </text:list-item>
      </text:list>
      <text:p text:style-name="P2"/>
      <text:list xml:id="list293807582" text:continue-numbering="true" text:style-name="WW8Num17">
        <text:list-item>
          <text:p text:style-name="P1"><text:span text:style-name="T1">Zdefiniować w </text:span><text:span text:style-name="T2">komórce H3</text:span><text:span text:style-name="T1"> formułę obliczającą iloraz wartości z </text:span><text:span text:style-name="T2">komórki G3</text:span><text:span text:style-name="T1"> przez wartość z </text:span><text:span text:style-name="T2">komórki G10</text:span><text:span text:style-name="T1">. W formule zastosować odwołanie bezwzględne do </text:span><text:span text:style-name="T2">komórki G10</text:span><text:span text:style-name="T1">. Przekopiować formułę do bloku </text:span><text:span text:style-name="T2">komórek H4 : H9</text:span><text:span text:style-name="T1">. <text:tab/></text:span><text:span text:style-name="T3">[1 pkt]</text:span></text:p>
        </text:list-item>
      </text:list>
      <text:p text:style-name="P2"/>
      <text:list xml:id="list300458469" text:continue-numbering="true" text:style-name="WW8Num17">
        <text:list-item>
          <text:p text:style-name="P1"><text:span text:style-name="T1">Zdefiniować w </text:span><text:span text:style-name="T2">komórce B12</text:span><text:span text:style-name="T1"> formułę obliczającą wartość minimalną z bloku </text:span><text:span text:style-name="T2">komórek B3 : B9</text:span><text:span text:style-name="T1">. Przekopiować formułę do bloku </text:span><text:span text:style-name="T2">komórek C12 : G12</text:span><text:span text:style-name="T1">. <text:tab/></text:span><text:span text:style-name="T3">[1 pkt]</text:span></text:p>
        </text:list-item>
      </text:list>
      <text:p text:style-name="P2"/>
      <text:list xml:id="list285134205" text:continue-numbering="true" text:style-name="WW8Num17">
        <text:list-item>
          <text:p text:style-name="P1"><text:span text:style-name="T1">Zdefiniować w </text:span><text:span text:style-name="T2">komórce C14</text:span><text:span text:style-name="T1"> formułę, która pozwoli na wyświetlenie w tej komórce wartości z </text:span><text:span text:style-name="T2">komórki A18</text:span><text:span text:style-name="T1"> jeżeli wartość w </text:span><text:span text:style-name="T2">komórce F10</text:span><text:span text:style-name="T1"> jest mniejsza od wartości w </text:span><text:span text:style-name="T2">komórce E10,</text:span><text:span text:style-name="T1"> lub wyświetlenie wartości z </text:span><text:span text:style-name="T2">komórki A17</text:span><text:span text:style-name="T1"> w przeciwnym wypadku.<text:tab/></text:span><text:span text:style-name="T3">[1 pkt]</text:span></text:p>
        </text:list-item>
      </text:list>
      <text:p text:style-name="P5"/>
      <text:list xml:id="list679220387" text:continue-numbering="true" text:style-name="WW8Num17">
        <text:list-item>
          <text:p text:style-name="P1"><text:span text:style-name="T1">Zdefiniować obramowanie bloku </text:span><text:span text:style-name="T2">komórek A1 : H10 </text:span><text:span text:style-name="T1">wprowadzając wszystkie krawędzie zewnętrzne i wewnętrzne. <text:tab/></text:span><text:span text:style-name="T3">[1 pkt]</text:span><text:span text:style-name="T1"> </text:span></text:p>
        </text:list-item>
      </text:list>
      <text:p text:style-name="P5"/>
      <text:list xml:id="list467319784" text:continue-numbering="true" text:style-name="WW8Num17">
        <text:list-item>
          <text:p text:style-name="P1"><text:span text:style-name="T1">Sformatować wartości w bloku </text:span><text:span text:style-name="T2">komórek B2 : H2</text:span><text:span text:style-name="T1"> tak, aby były wyświetlane pod kątem 45 stopni.. <text:tab/></text:span><text:span text:style-name="T3">[1 pkt]</text:span><text:span text:style-name="T1"> </text:span></text:p>
        </text:list-item>
      </text:list>
      <text:p text:style-name="P5"/>
      <text:list xml:id="list2013495893" text:continue-numbering="true" text:style-name="WW8Num17">
        <text:list-item>
          <text:p text:style-name="P1"><text:span text:style-name="T1">Sformatować wartości w bloku </text:span><text:span text:style-name="T2">komórek B2 : H2</text:span><text:span text:style-name="T1"> wprowadzając czcionkę pogrubioną.<text:tab/></text:span><text:span text:style-name="T3">[1 pkt]</text:span><text:span text:style-name="T1"> </text:span></text:p>
        </text:list-item>
      </text:list>
      <text:p text:style-name="P5"/>
      <text:list xml:id="list173726988" text:continue-numbering="true" text:style-name="WW8Num17">
        <text:list-item>
          <text:p text:style-name="P1"><text:span text:style-name="T1">Sformatować wartości w bloku </text:span><text:span text:style-name="T2">komórek B3 : G10</text:span><text:span text:style-name="T1"> wprowadzając format liczbowy bez miejsc dziesiętnych. <text:tab/></text:span><text:span text:style-name="T3">[1 pkt]</text:span></text:p>
        </text:list-item>
      </text:list>
      <text:p text:style-name="P5"/>
      <text:list xml:id="list1929722533" text:continue-numbering="true" text:style-name="WW8Num17">
        <text:list-item>
          <text:p text:style-name="P1"><text:span text:style-name="T1">Sformatować wartości w bloku </text:span><text:span text:style-name="T2">komórek H3 : H9</text:span><text:span text:style-name="T1"> wprowadzając format procentowy z dwoma miejscami dziesiętnymi. Zapisać skoroszyt. <text:tab/></text:span><text:span text:style-name="T3">[1 pkt]</text:span></text:p>
        </text:list-item>
      </text:list>
      <text:p text:style-name="P2"/>
      <text:list xml:id="list641259163" text:continue-numbering="true" text:style-name="WW8Num17">
        <text:list-item>
          <text:p text:style-name="P1"><text:span text:style-name="T1">Wstawić nowy, pusty wiersz pomiędzy </text:span><text:span text:style-name="T2">wiersze</text:span><text:span text:style-name="T1"> </text:span><text:span text:style-name="T2">1</text:span><text:span text:style-name="T1"> i </text:span><text:span text:style-name="T2">2</text:span><text:span text:style-name="T1">. <text:tab/></text:span><text:span text:style-name="T3">[1 pkt]</text:span><text:span text:style-name="T1"> </text:span></text:p>
        </text:list-item>
      </text:list>
      <text:p text:style-name="P2"/>
      <text:list xml:id="list761995277" text:continue-numbering="true" text:style-name="WW8Num17">
        <text:list-item>
          <text:p text:style-name="P1"><text:span text:style-name="T1">Ustawić marginesy w arkuszu </text:span><text:span text:style-name="T2">egzamin</text:span><text:span text:style-name="T1">: lewy na </text:span><text:span text:style-name="T2">3 cm</text:span><text:span text:style-name="T1">, prawy na </text:span><text:span text:style-name="T2">4 cm</text:span><text:span text:style-name="T1">. <text:tab/></text:span><text:span text:style-name="T3">[1 pkt]</text:span></text:p>
        </text:list-item>
      </text:list>
      <text:p text:style-name="P2"><text:soft-page-break/></text:p>
      <text:list xml:id="list1601595999" text:continue-numbering="true" text:style-name="WW8Num17">
        <text:list-item>
          <text:p text:style-name="P1"><text:span text:style-name="T1">Umieścić tekst </text:span><text:span text:style-name="T2">Egzaminy ECDL</text:span><text:span text:style-name="T1"> w stopce arkusza </text:span><text:span text:style-name="T2">egzamin</text:span><text:span text:style-name="T1">. Zapisać skoroszyt.<text:tab/><text:tab/></text:span><text:span text:style-name="T3">[1 pkt]</text:span><text:span text:style-name="T1"> </text:span></text:p>
        </text:list-item>
      </text:list>
      <text:p text:style-name="P5"/>
      <text:list xml:id="list326298713" text:continue-numbering="true" text:style-name="WW8Num17">
        <text:list-item>
          <text:p text:style-name="P1"><text:span text:style-name="T1">Posortować w arkuszu </text:span><text:span text:style-name="T2">nazwiska</text:span><text:span text:style-name="T1"> w skoroszycie </text:span><text:span text:style-name="T2">ecdl.xls</text:span><text:span text:style-name="T1"> w sposób rosnący dane z bloku </text:span><text:span text:style-name="T2">komórek A4 : E153</text:span><text:span text:style-name="T1"> według kolumny </text:span><text:span text:style-name="T2">Egzamin</text:span><text:span text:style-name="T1">. <text:tab/></text:span><text:span text:style-name="T3">[1 pkt]</text:span></text:p>
        </text:list-item>
      </text:list>
      <text:p text:style-name="P5"/>
      <text:list xml:id="list831660132" text:continue-numbering="true" text:style-name="WW8Num17">
        <text:list-item>
          <text:p text:style-name="P1"><text:span text:style-name="T1">Zablokować </text:span><text:span text:style-name="T2">wiersz 3</text:span><text:span text:style-name="T1"> <text:s/>w arkuszu </text:span><text:span text:style-name="T2">nazwiska</text:span><text:span text:style-name="T1">. <text:tab/></text:span><text:span text:style-name="T3">[1 pkt]</text:span></text:p>
        </text:list-item>
      </text:list>
      <text:p text:style-name="P5"/>
      <text:list xml:id="list721817239" text:continue-numbering="true" text:style-name="WW8Num17">
        <text:list-item>
          <text:p text:style-name="P1"><text:span text:style-name="T1">Zdefiniować właściwości (bez zmiany wielkości czcionki czy marginesów) arkusza </text:span><text:span text:style-name="T2">nazwiska</text:span><text:span text:style-name="T1"> tak, aby cały arkusz można było wydrukować dokładnie na trzech stronach. </text:span><text:span text:style-name="T2">Nie drukować</text:span><text:span text:style-name="T1"> arkusza. <text:tab/></text:span><text:span text:style-name="T3">[1 pkt]</text:span></text:p>
        </text:list-item>
      </text:list>
      <text:p text:style-name="P5"/>
      <text:list xml:id="list468554914" text:continue-numbering="true" text:style-name="WW8Num17">
        <text:list-item>
          <text:p text:style-name="P1"><text:span text:style-name="T1">Ustawić w arkuszu </text:span><text:span text:style-name="T2">nazwiska</text:span><text:span text:style-name="T1"> parametry pozwalające na usunięcie z wydruku arkusza linii siatki oraz nagłówków wierszy i kolumn. </text:span><text:span text:style-name="T2">Nie drukować</text:span><text:span text:style-name="T1"> arkusza. <text:tab/></text:span><text:span text:style-name="T3">[1 pkt]</text:span></text:p>
        </text:list-item>
      </text:list>
      <text:p text:style-name="P2"/>
      <text:list xml:id="list1918966185" text:continue-numbering="true" text:style-name="WW8Num17">
        <text:list-item>
          <text:p text:style-name="P1"><text:span text:style-name="T1">Utworzyć w arkuszu </text:span><text:span text:style-name="T2">statystyka</text:span><text:span text:style-name="T1"> wykres </text:span><text:span text:style-name="T2">liniowy </text:span><text:span text:style-name="T1">z danych z bloku </text:span><text:span text:style-name="T2">komórek A3 : E6</text:span><text:span text:style-name="T1">.<text:tab/></text:span><text:span text:style-name="T3">[1 pkt]</text:span></text:p>
        </text:list-item>
      </text:list>
      <text:p text:style-name="P5"/>
      <text:list xml:id="list1748436102" text:continue-numbering="true" text:style-name="WW8Num17">
        <text:list-item>
          <text:p text:style-name="P1"><text:span text:style-name="T1">Przesunąć wykres w arkuszu </text:span><text:span text:style-name="T2">statystyka</text:span><text:span text:style-name="T1"> tak, aby rozpoczynał się od </text:span><text:span text:style-name="T2">komórki D26</text:span><text:span text:style-name="T1">.<text:tab/></text:span><text:span text:style-name="T3">[1 pkt]</text:span></text:p>
        </text:list-item>
      </text:list>
      <text:p text:style-name="P5"/>
      <text:list xml:id="list1032089793" text:continue-numbering="true" text:style-name="WW8Num17">
        <text:list-item>
          <text:p text:style-name="P1"><text:span text:style-name="T1">Dodać do wykresu </text:span><text:span text:style-name="T2">etykiety danych</text:span><text:span text:style-name="T1">. <text:tab/></text:span><text:span text:style-name="T3">[1 pkt]</text:span></text:p>
        </text:list-item>
      </text:list>
      <text:p text:style-name="P2"/>
      <text:list xml:id="list1012666685" text:continue-numbering="true" text:style-name="WW8Num17">
        <text:list-item>
          <text:p text:style-name="P1"><text:span text:style-name="T1">Dodać do wykresu tytuł </text:span><text:span text:style-name="T2">Statystyka egzaminów</text:span><text:span text:style-name="T1">. Zapisać skoroszyt.<text:tab/></text:span><text:span text:style-name="T3">[1 pkt]</text:span><text:span text:style-name="T1"> </text:span></text:p>
        </text:list-item>
      </text:list>
      <text:p text:style-name="P2"/>
      <text:list xml:id="list583574893" text:continue-numbering="true" text:style-name="WW8Num17">
        <text:list-item>
          <text:p text:style-name="P1"><text:span text:style-name="T1">Wydrukować jedną kopię arkusza </text:span><text:span text:style-name="T2">statystyka</text:span><text:span text:style-name="T1"> na dostępnej drukarce lub do pliku o nazwie </text:span><text:span text:style-name="T2">pokaz.prn</text:span><text:span text:style-name="T1"> na dysku wskazanym przez egzaminatora. <text:tab/></text:span><text:span text:style-name="T3">[1 pkt]</text:span></text:p>
        </text:list-item>
      </text:list>
      <text:p text:style-name="P5"/>
      <text:list xml:id="list135134266" text:continue-numbering="true" text:style-name="WW8Num17">
        <text:list-item>
          <text:p text:style-name="P1"><text:span text:style-name="T1">Otworzyć nowy, pusty skoroszyt. <text:tab/></text:span><text:span text:style-name="T3">[1 pkt]</text:span><text:span text:style-name="T1"> </text:span></text:p>
        </text:list-item>
      </text:list>
      <text:p text:style-name="P5"/>
      <text:list xml:id="list1992122514" text:continue-numbering="true" text:style-name="WW8Num17">
        <text:list-item>
          <text:p text:style-name="P1"><text:span text:style-name="T1">Przekopiować do nowego skoroszytu wykres </text:span><text:span text:style-name="T2">liniowy</text:span><text:span text:style-name="T1"> z arkusza </text:span><text:span text:style-name="T2">statystyka</text:span><text:span text:style-name="T1"> ze skoroszytu </text:span><text:span text:style-name="T2">ecdl.xls.</text:span><text:span text:style-name="T1"> <text:tab/></text:span><text:span text:style-name="T3">[1 pkt]</text:span></text:p>
        </text:list-item>
      </text:list>
      <text:p text:style-name="P5"/>
      <text:list xml:id="list1391367360" text:continue-numbering="true" text:style-name="WW8Num17">
        <text:list-item>
          <text:p text:style-name="P1"><text:span text:style-name="T1">Zapisać nowy skoroszyt jako szablon pod nazwą </text:span><text:span text:style-name="T2">mod.xlt</text:span><text:span text:style-name="T1">. Zamknąć szablon </text:span><text:span text:style-name="T2">mod.xlt</text:span><text:span text:style-name="T1">. Zapisać wszystkie otwarte skoroszyty a następnie zakończyć pracę z arkusz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fo:text-align="justify" style:justify-single-word="false" fo:keep-with-next="always"/>
      <style:text-properties fo:font-size="14pt" fo:language="pl" fo:country="PL" fo:font-weight="bold" style:font-size-asian="14pt" style:font-weight-asian="bold" style:font-weight-complex="bold"/>
    </style:style>
    <style:style style:name="WW8Num17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us </meta:initial-creator>
    <meta:creation-date>2011-01-23T12:31:55</meta:creation-date>
    <meta:document-statistic meta:table-count="0" meta:image-count="0" meta:object-count="0" meta:page-count="2" meta:paragraph-count="34" meta:word-count="604" meta:character-count="3795"/>
    <dc:date>2011-01-23T12:32:14</dc:date>
    <dc:creator>petrus </dc:creator>
    <meta:editing-duration>PT00H00M19S</meta:editing-duration>
    <meta:editing-cycles>1</meta:editing-cycles>
    <meta:generator>OpenOffice.org/3.2$Linux OpenOffice.org_project/320m19$Build-9505</meta:generator>
  </office:meta>
</office:document-meta>
</file>